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371C428DBF7464D3DF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dbf" officeooo:paragraph-rsid="0012ed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s</text:p>
      <text:p text:style-name="P1"/>
      <text:p text:style-name="P1"><draw:frame draw:style-name="fr1" draw:name="Imagen1" text:anchor-type="char" svg:x="3.828cm" svg:y="2.381cm" svg:width="7.982cm" svg:height="9.751cm" draw:z-index="0"><draw:image xlink:href="Pictures/10000001000002D100000371C428DBF7464D3D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0:36:37.339076014</meta:creation-date>
    <dc:date>2023-01-24T20:37:16.499092732</dc:date>
    <meta:editing-duration>PT40S</meta:editing-duration>
    <meta:editing-cycles>1</meta:editing-cycles>
    <meta:document-statistic meta:table-count="0" meta:image-count="1" meta:object-count="0" meta:page-count="1" meta:paragraph-count="1" meta:word-count="1" meta:character-count="7" meta:non-whitespace-character-count="7"/>
    <meta:generator>LibreOffice/7.4.3.2$Linux_X86_64 LibreOffice_project/1048a8393ae2eeec98dff31b5c133c5f1d08b890</meta:generator>
  </office:meta>
</office:document-meta>
</file>